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1753b4" officeooo:paragraph-rsid="001753b4"/>
    </style:style>
    <style:style style:name="P2" style:family="paragraph" style:parent-style-name="Text_20_body">
      <style:text-properties officeooo:rsid="001753b4"/>
    </style:style>
    <style:style style:name="P3" style:family="paragraph" style:parent-style-name="Heading_20_2">
      <style:text-properties officeooo:rsid="001753b4"/>
    </style:style>
    <style:style style:name="P4" style:family="paragraph" style:parent-style-name="Text_20_body" style:list-style-name="L1">
      <style:text-properties officeooo:rsid="001753b4"/>
    </style:style>
    <style:style style:name="P5" style:family="paragraph" style:parent-style-name="Text_20_body">
      <style:text-properties officeooo:rsid="001753b4" officeooo:paragraph-rsid="001f4796"/>
    </style:style>
    <style:style style:name="P6" style:family="paragraph" style:parent-style-name="Heading_20_2">
      <style:text-properties officeooo:rsid="001a753a" officeooo:paragraph-rsid="00195d98"/>
    </style:style>
    <style:style style:name="P7" style:family="paragraph" style:parent-style-name="Text_20_body">
      <style:text-properties officeooo:rsid="001a753a"/>
    </style:style>
    <style:style style:name="P8" style:family="paragraph" style:parent-style-name="Heading_20_3">
      <style:paragraph-properties fo:margin-top="0cm" fo:margin-bottom="0.247cm" style:contextual-spacing="false" fo:line-height="115%"/>
      <style:text-properties officeooo:rsid="001a753a"/>
    </style:style>
    <style:style style:name="P9" style:family="paragraph" style:parent-style-name="Text_20_body" style:list-style-name="L2">
      <style:text-properties officeooo:rsid="001a753a"/>
    </style:style>
    <style:style style:name="P10" style:family="paragraph" style:parent-style-name="Text_20_body">
      <style:text-properties officeooo:rsid="001a753a" officeooo:paragraph-rsid="00195d98"/>
    </style:style>
    <style:style style:name="P11" style:family="paragraph" style:parent-style-name="Heading_20_2">
      <style:paragraph-properties fo:margin-top="0cm" fo:margin-bottom="0.247cm" style:contextual-spacing="false" fo:line-height="115%"/>
      <style:text-properties officeooo:rsid="001753b4"/>
    </style:style>
    <style:style style:name="P12" style:family="paragraph" style:parent-style-name="Heading_20_3">
      <style:paragraph-properties fo:margin-top="0cm" fo:margin-bottom="0.247cm" style:contextual-spacing="false" fo:line-height="115%"/>
      <style:text-properties officeooo:rsid="001753b4"/>
    </style:style>
    <style:style style:name="P13" style:family="paragraph" style:parent-style-name="Text_20_body" style:list-style-name="L3">
      <style:text-properties officeooo:rsid="001753b4"/>
    </style:style>
    <style:style style:name="P14" style:family="paragraph" style:parent-style-name="Text_20_body" style:list-style-name="L4">
      <style:text-properties officeooo:rsid="001753b4"/>
    </style:style>
    <style:style style:name="P15" style:family="paragraph" style:parent-style-name="Text_20_body">
      <style:text-properties officeooo:rsid="001753b4" officeooo:paragraph-rsid="00195d98"/>
    </style:style>
    <style:style style:name="T1" style:family="text">
      <style:text-properties fo:font-weight="bold"/>
    </style:style>
    <style:style style:name="T2" style:family="text">
      <style:text-properties fo:font-style="italic"/>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O que é o OAuth?</text:h>
      <text:p text:style-name="P2">O <text:span text:style-name="T1">OAuth</text:span> é um protocolo aberto que permite o acesso seguro em aplicativos e APIs que precisam lidar com dados sigilosos sem expor a senha do utilizador.</text:p>
      <text:p text:style-name="P2">Antigamente, para que o Facebook tivesse acesso aos contatos de seus usuários para encontrar amigos, por exemplo, ele solicitava a senha do e-mail diretamente. Isso deixava as credenciais vulneráveis e permitia que os desenvolvedores tivessem acesso irrestrito às contas. O OAuth foi criado justamente para solucionar esse problema.</text:p>
      <text:p text:style-name="P2">Na maioria das plataformas atuais, no momento do cadastro, é comum haver a opção de "Fazer login com o Google". Isso é o OAuth em funcionamento: acessamos a plataforma sem a necessidade de criar uma nova senha, escolhendo exatamente quais dados poderão ser compartilhados.</text:p>
      <text:h text:style-name="P3" text:outline-level="2">O que é JWT?</text:h>
      <text:p text:style-name="P2">O <text:span text:style-name="T1">JWT (JSON Web Token)</text:span> é um padrão aberto utilizado para transmitir informações entre partes de forma segura, compacta e autossuficiente. Sua principal característica é a dispensa do armazenamento de sessões no servidor.</text:p>
      <text:p text:style-name="P2">O fluxo de funcionamento é o seguinte:</text:p>
      <text:list text:style-name="L1">
        <text:list-item>
          <text:p text:style-name="P4">O usuário realiza o login no servidor enviando suas credenciais.</text:p>
        </text:list-item>
        <text:list-item>
          <text:p text:style-name="P4">O servidor valida os dados, gera um <text:span text:style-name="T1">token JWT</text:span> e o envia de volta ao usuário.</text:p>
        </text:list-item>
        <text:list-item>
          <text:p text:style-name="P4">A partir desse momento, toda requisição feita pelo usuário será acompanhada desse token, em vez de suas credenciais diretas (como usuário e senha).</text:p>
        </text:list-item>
        <text:list-item>
          <text:p text:style-name="P4">O servidor apenas verifica a assinatura da chave gerada para autorizar o acesso.</text:p>
        </text:list-item>
      </text:list>
      <text:p text:style-name="P5">Com essa abordagem, o servidor poupa memória e recursos, pois não precisa manter um estado (sessão) ativo para cada usuário. Por ser <text:span text:style-name="T1">stateless</text:span> (sem estado), o JWT é a escolha ideal para arquiteturas de <text:span text:style-name="T1">microsserviços</text:span> e <text:span text:style-name="T1">APIs</text:span> modernas.</text:p>
      <text:h text:style-name="P6" text:outline-level="2">O que é XSS (Cross-Site Scripting)?</text:h>
      <text:p text:style-name="P7">O <text:span text:style-name="T1">XSS (Cross-Site Scripting)</text:span> é um tipo de vulnerabilidade de sistema no qual um atacante é capaz de inserir códigos maliciosos em sites e aplicativos web. Diferente de outros ataques, ele é executado completamente do lado do cliente (<text:span text:style-name="T1">client-side</text:span>), ou seja, no navegador do usuário, sem necessidade de execução direta pelo lado do servidor.</text:p>
      <text:p text:style-name="P7">O ataque ocorre quando algum campo de entrada de dados (como um formulário ou parâmetro na URL) aceita e executa um conteúdo de forma unilateral, tratando o dado como um <text:span text:style-name="T1">script</text:span> (geralmente JavaScript) em vez de uma simples <text:span text:style-name="T1">string</text:span>. Assim, o atacante consegue injetar um código malicioso capaz de interceptar dados de clientes, como cookies e tokens de sessão, ou até instalar malwares.</text:p>
      <text:h text:style-name="P8" text:outline-level="3"><text:soft-page-break/>Como mitigar o XSS?</text:h>
      <text:p text:style-name="P7">A regra de ouro para prevenir essa vulnerabilidade é <text:span text:style-name="T1">nunca confiar no que o usuário digita</text:span>. Algumas das principais estratégias incluem:</text:p>
      <text:list text:style-name="L2">
        <text:list-item>
          <text:p text:style-name="P9"><text:span text:style-name="T1">Sanitização de Input:</text:span> Garantir que qualquer entrada do usuário seja transformada em texto puro (<text:span text:style-name="T1">escape</text:span>), impedindo que o navegador a interprete como código.</text:p>
        </text:list-item>
        <text:list-item>
          <text:p text:style-name="P9"><text:span text:style-name="T1">Content Security Policy (CSP):</text:span> Configurar políticas de segurança que restrinjam quais scripts podem ser executados na página.</text:p>
        </text:list-item>
        <text:list-item>
          <text:p text:style-name="P9"><text:span text:style-name="T1">Boas Práticas de Sessão:</text:span> Implementar a detecção de múltiplos logins simultâneos e invalidar sessões suspeitas para proteger os usuários.</text:p>
        </text:list-item>
      </text:list>
      <text:p text:style-name="P10"/>
      <text:h text:style-name="P3" text:outline-level="2">O que é CSRF (Cross-Site Request Forgery)?</text:h>
      <text:p text:style-name="P2">O <text:span text:style-name="T1">CSRF</text:span> é um ataque que "sequestra" a sessão do usuário para realizar ações indesejadas em seu nome. Imagine que você está logado no site do seu banco e, ao clicar em um link malicioso em outra aba, esse link envia um comando invisível para transferir dinheiro da sua conta. Como você já está autenticado, o servidor do banco processa a ordem achando que ela partiu de você.</text:p>
      <text:h text:style-name="P11" text:outline-level="2">Como mitigá-lo com o CSRF Token?</text:h>
      <text:p text:style-name="P2">A principal forma de evitar isso é através do <text:span text:style-name="T1">CSRF Token</text:span>. Em vez de o servidor aceitar uma transferência apenas com os dados comuns (como valor e chave Pix), ele exige um <text:span text:style-name="T1">código único e gigante</text:span> gerado no momento em que a página é aberta.</text:p>
      <text:h text:style-name="P12" text:outline-level="3">Como funciona a proteção:</text:h>
      <text:list text:style-name="L3">
        <text:list-item>
          <text:p text:style-name="P13"><text:span text:style-name="T1">Chave Temporária:</text:span> Toda vez que o servidor é acessado, ele gera um número impossível de ser descoberto e o envia para o navegador.</text:p>
        </text:list-item>
        <text:list-item>
          <text:p text:style-name="P13"><text:span text:style-name="T1">Validação Única:</text:span> Quando você clica em "enviar", o servidor só processa a ação se esse código único estiver presente na requisição.</text:p>
        </text:list-item>
        <text:list-item>
          <text:p text:style-name="P13"><text:span text:style-name="T1">Bloqueio do Atacante:</text:span> Se um invasor tentar realizar um ataque malicioso, ele não conseguirá utilizar o seu código, pois cada ação exige esse token exclusivo fornecido pelo próprio servidor. Se ele tentar usar um código antigo ou um valor qualquer, a operação <text:span text:style-name="T1">não funcionará</text:span>.</text:p>
        </text:list-item>
      </text:list>
      <text:p text:style-name="P2"/>
      <text:p text:style-name="P2"/>
      <text:h text:style-name="P3" text:outline-level="2">O que é SEO e como ele funciona</text:h>
      <text:p text:style-name="P2">O <text:span text:style-name="T1">SEO</text:span> (<text:span text:style-name="T2">Search Engine Optimization</text:span>) é o conjunto de técnicas para otimizar o posicionamento de um site em <text:span text:style-name="T1">mecanismos de pesquisa</text:span> como Google, Bing e Yahoo.</text:p>
      <text:p text:style-name="P2"><text:soft-page-break/>Na prática, especialmente na programação, o site deve ser estruturado com o máximo de informações relevantes por meio de <text:span text:style-name="T1">palavras-chave</text:span> voltadas ao nicho desejado. Isso é fundamental porque os usuários costumam realizar buscas utilizando termos específicos em vez de frases longas.</text:p>
      <text:h text:style-name="P12" text:outline-level="3">Práticas Fundamentais:</text:h>
      <text:list text:style-name="L4">
        <text:list-item>
          <text:p text:style-name="P14"><text:span text:style-name="T1">Texto no Código-Fonte:</text:span> Evite inserir textos importantes dentro de imagens. O conteúdo deve estar escrito diretamente no código-fonte para que os <text:span text:style-name="T1">mecanismos de pesquisa</text:span> identifiquem as palavras-chave e indexem a página corretamente.</text:p>
        </text:list-item>
        <text:list-item>
          <text:p text:style-name="P14"><text:span text:style-name="T1">Acessibilidade e Legendas:</text:span> Utilizar legendas e textos alternativos em imagens é indispensável. Essa prática facilita a navegação de pessoas com deficiência e fornece dados contextuais que ajudam os <text:span text:style-name="T1">mecanismos de pesquisa</text:span> a compreenderem o conteúdo da mídia.</text:p>
        </text:list-item>
      </text:list>
      <text:p text:style-name="P2"/>
      <text:p text:style-name="P2"/>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4T15:21:22.926000900</meta:creation-date>
    <dc:date>2026-03-04T17:24:34.423799700</dc:date>
    <meta:editing-duration>PT35M7S</meta:editing-duration>
    <meta:editing-cycles>1</meta:editing-cycles>
    <meta:document-statistic meta:table-count="0" meta:image-count="0" meta:object-count="0" meta:page-count="3" meta:paragraph-count="34" meta:word-count="851" meta:character-count="5204" meta:non-whitespace-character-count="4399"/>
    <meta:generator>LibreOffice/25.2.7.2$Windows_X86_64 LibreOffice_project/5cbfd1ab6520636bb5f7b99185aa69bd7456825d</meta:generator>
  </office:meta>
</office:document-meta>
</file>